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13.83pt" svg:y="166.17pt">
            <draw:object draw:notify-on-update-of-ranges="Sheet1.J3:Sheet1.J10 Sheet1.K3:Sheet1.K10 Sheet1.J3:Sheet1.J10 Sheet1.L3:Sheet1.L10 Sheet1.J3:Sheet1.J10 Sheet1.M3:Sheet1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VERAGE TIME OF ACCESS</text:p>
          </table:table-cell>
          <table:table-cell table:number-columns-repeated="4"/>
          <table:table-cell office:value-type="string" calcext:value-type="string">
            <text:p>times in microseconds*100</text:p>
          </table:table-cell>
          <table:table-cell table:number-columns-repeated="3"/>
          <table:table-cell office:value-type="string" calcext:value-type="string">
            <text:p>RESPECT TO log_2(Siz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5"/>
          <table:table-cell office:value-type="string" calcext:value-type="string">
            <text:p>log_2(size)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22]/[.$A22]*100" office:value-type="float" office:value="58.292625" calcext:value-type="float">
            <text:p>58.292625</text:p>
          </table:table-cell>
          <table:table-cell table:formula="of:=[.C22]/[.$A22]*100" office:value-type="float" office:value="43.3569" calcext:value-type="float">
            <text:p>43.3569</text:p>
          </table:table-cell>
          <table:table-cell table:formula="of:=[.D22]/[.$A22]*100" office:value-type="float" office:value="59.192375" calcext:value-type="float">
            <text:p>59.192375</text:p>
          </table:table-cell>
          <table:table-cell table:number-columns-repeated="5"/>
          <table:table-cell table:formula="of:=[.A3]" office:value-type="float" office:value="1000000" calcext:value-type="float">
            <text:p>1000000</text:p>
          </table:table-cell>
          <table:table-cell table:formula="of:=LOG([.B3];2)" office:value-type="float" office:value="5.86524146460885" calcext:value-type="float">
            <text:p>5.86524146460885</text:p>
          </table:table-cell>
          <table:table-cell table:formula="of:=LOG([.C3];2)" office:value-type="float" office:value="5.43818970318181" calcext:value-type="float">
            <text:p>5.43818970318181</text:p>
          </table:table-cell>
          <table:table-cell table:formula="of:=LOG([.D3];2)" office:value-type="float" office:value="5.88733943867762" calcext:value-type="float">
            <text:p>5.8873394386776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B23]/[.$A23]*100" office:value-type="float" office:value="94.2646166666667" calcext:value-type="float">
            <text:p>94.2646166666667</text:p>
          </table:table-cell>
          <table:table-cell table:formula="of:=[.C23]/[.$A23]*100" office:value-type="float" office:value="77.77765" calcext:value-type="float">
            <text:p>77.77765</text:p>
          </table:table-cell>
          <table:table-cell table:formula="of:=[.D23]/[.$A23]*100" office:value-type="float" office:value="92.0155666666667" calcext:value-type="float">
            <text:p>92.0155666666667</text:p>
          </table:table-cell>
          <table:table-cell table:number-columns-repeated="5"/>
          <table:table-cell table:formula="of:=[.A4]" office:value-type="float" office:value="2000000" calcext:value-type="float">
            <text:p>2000000</text:p>
          </table:table-cell>
          <table:table-cell table:formula="of:=LOG([.B4];2)" office:value-type="float" office:value="6.55864443483391" calcext:value-type="float">
            <text:p>6.55864443483391</text:p>
          </table:table-cell>
          <table:table-cell table:formula="of:=LOG([.C4];2)" office:value-type="float" office:value="6.28128374024622" calcext:value-type="float">
            <text:p>6.28128374024622</text:p>
          </table:table-cell>
          <table:table-cell table:formula="of:=LOG([.D4];2)" office:value-type="float" office:value="6.52380604359008" calcext:value-type="float">
            <text:p>6.5238060435900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B24]/[.$A24]*100" office:value-type="float" office:value="116.64885" calcext:value-type="float">
            <text:p>116.64885</text:p>
          </table:table-cell>
          <table:table-cell table:formula="of:=[.C24]/[.$A24]*100" office:value-type="float" office:value="92.5671666666667" calcext:value-type="float">
            <text:p>92.5671666666667</text:p>
          </table:table-cell>
          <table:table-cell table:formula="of:=[.D24]/[.$A24]*100" office:value-type="float" office:value="99.498575" calcext:value-type="float">
            <text:p>99.498575</text:p>
          </table:table-cell>
          <table:table-cell table:number-columns-repeated="5"/>
          <table:table-cell table:formula="of:=[.A5]" office:value-type="float" office:value="4000000" calcext:value-type="float">
            <text:p>4000000</text:p>
          </table:table-cell>
          <table:table-cell table:formula="of:=LOG([.B5];2)" office:value-type="float" office:value="6.86602827414377" calcext:value-type="float">
            <text:p>6.86602827414377</text:p>
          </table:table-cell>
          <table:table-cell table:formula="of:=LOG([.C5];2)" office:value-type="float" office:value="6.53242865892447" calcext:value-type="float">
            <text:p>6.53242865892447</text:p>
          </table:table-cell>
          <table:table-cell table:formula="of:=LOG([.D5];2)" office:value-type="float" office:value="6.6366039586828" calcext:value-type="float">
            <text:p>6.636603958682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B25]/[.$A25]*100" office:value-type="float" office:value="109.468608333333" calcext:value-type="float">
            <text:p>109.468608333333</text:p>
          </table:table-cell>
          <table:table-cell table:formula="of:=[.C25]/[.$A25]*100" office:value-type="float" office:value="91.4381666666667" calcext:value-type="float">
            <text:p>91.4381666666667</text:p>
          </table:table-cell>
          <table:table-cell table:formula="of:=[.D25]/[.$A25]*100" office:value-type="float" office:value="97.008725" calcext:value-type="float">
            <text:p>97.008725</text:p>
          </table:table-cell>
          <table:table-cell table:number-columns-repeated="5"/>
          <table:table-cell table:formula="of:=[.A6]" office:value-type="float" office:value="6000000" calcext:value-type="float">
            <text:p>6000000</text:p>
          </table:table-cell>
          <table:table-cell table:formula="of:=LOG([.B6];2)" office:value-type="float" office:value="6.77437340576759" calcext:value-type="float">
            <text:p>6.77437340576759</text:p>
          </table:table-cell>
          <table:table-cell table:formula="of:=LOG([.C6];2)" office:value-type="float" office:value="6.51472457272427" calcext:value-type="float">
            <text:p>6.51472457272427</text:p>
          </table:table-cell>
          <table:table-cell table:formula="of:=LOG([.D6];2)" office:value-type="float" office:value="6.60004260453921" calcext:value-type="float">
            <text:p>6.6000426045392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B26]/[.$A26]*100" office:value-type="float" office:value="123.63195625" calcext:value-type="float">
            <text:p>123.63195625</text:p>
          </table:table-cell>
          <table:table-cell table:formula="of:=[.C26]/[.$A26]*100" office:value-type="float" office:value="95.78055" calcext:value-type="float">
            <text:p>95.78055</text:p>
          </table:table-cell>
          <table:table-cell table:formula="of:=[.D26]/[.$A26]*100" office:value-type="float" office:value="99.49945625" calcext:value-type="float">
            <text:p>99.49945625</text:p>
          </table:table-cell>
          <table:table-cell table:number-columns-repeated="5"/>
          <table:table-cell table:formula="of:=[.A7]" office:value-type="float" office:value="8000000" calcext:value-type="float">
            <text:p>8000000</text:p>
          </table:table-cell>
          <table:table-cell table:formula="of:=LOG([.B7];2)" office:value-type="float" office:value="6.94990788742272" calcext:value-type="float">
            <text:p>6.94990788742272</text:p>
          </table:table-cell>
          <table:table-cell table:formula="of:=LOG([.C7];2)" office:value-type="float" office:value="6.58166081486297" calcext:value-type="float">
            <text:p>6.58166081486297</text:p>
          </table:table-cell>
          <table:table-cell table:formula="of:=LOG([.D7];2)" office:value-type="float" office:value="6.63661673644745" calcext:value-type="float">
            <text:p>6.6366167364474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B27]/[.$A27]*100" office:value-type="float" office:value="138.21422" calcext:value-type="float">
            <text:p>138.21422</text:p>
          </table:table-cell>
          <table:table-cell table:formula="of:=[.C27]/[.$A27]*100" office:value-type="float" office:value="99.15521" calcext:value-type="float">
            <text:p>99.15521</text:p>
          </table:table-cell>
          <table:table-cell table:formula="of:=[.D27]/[.$A27]*100" office:value-type="float" office:value="101.50092" calcext:value-type="float">
            <text:p>101.50092</text:p>
          </table:table-cell>
          <table:table-cell table:number-columns-repeated="5"/>
          <table:table-cell table:formula="of:=[.A8]" office:value-type="float" office:value="10000000" calcext:value-type="float">
            <text:p>10000000</text:p>
          </table:table-cell>
          <table:table-cell table:formula="of:=LOG([.B8];2)" office:value-type="float" office:value="7.11076224304148" calcext:value-type="float">
            <text:p>7.11076224304148</text:p>
          </table:table-cell>
          <table:table-cell table:formula="of:=LOG([.C8];2)" office:value-type="float" office:value="6.63161667413612" calcext:value-type="float">
            <text:p>6.63161667413612</text:p>
          </table:table-cell>
          <table:table-cell table:formula="of:=LOG([.D8];2)" office:value-type="float" office:value="6.66534899377062" calcext:value-type="float">
            <text:p>6.6653489937706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B28]/[.$A28]*100" office:value-type="float" office:value="173.02803125" calcext:value-type="float">
            <text:p>173.02803125</text:p>
          </table:table-cell>
          <table:table-cell table:formula="of:=[.C28]/[.$A28]*100" office:value-type="float" office:value="116.54454375" calcext:value-type="float">
            <text:p>116.54454375</text:p>
          </table:table-cell>
          <table:table-cell table:formula="of:=[.D28]/[.$A28]*100" office:value-type="float" office:value="119.5337" calcext:value-type="float">
            <text:p>119.5337</text:p>
          </table:table-cell>
          <table:table-cell table:number-columns-repeated="5"/>
          <table:table-cell table:formula="of:=[.A9]" office:value-type="float" office:value="16000000" calcext:value-type="float">
            <text:p>16000000</text:p>
          </table:table-cell>
          <table:table-cell table:formula="of:=LOG([.B9];2)" office:value-type="float" office:value="7.43486196907847" calcext:value-type="float">
            <text:p>7.43486196907847</text:p>
          </table:table-cell>
          <table:table-cell table:formula="of:=LOG([.C9];2)" office:value-type="float" office:value="6.86473765336567" calcext:value-type="float">
            <text:p>6.86473765336567</text:p>
          </table:table-cell>
          <table:table-cell table:formula="of:=LOG([.D9];2)" office:value-type="float" office:value="6.90127360269798" calcext:value-type="float">
            <text:p>6.90127360269798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B29]/[.$A29]*100" office:value-type="float" office:value="181.832565" calcext:value-type="float">
            <text:p>181.832565</text:p>
          </table:table-cell>
          <table:table-cell table:formula="of:=[.C29]/[.$A29]*100" office:value-type="float" office:value="124.01115" calcext:value-type="float">
            <text:p>124.01115</text:p>
          </table:table-cell>
          <table:table-cell table:formula="of:=[.D29]/[.$A29]*100" office:value-type="float" office:value="131.05289" calcext:value-type="float">
            <text:p>131.05289</text:p>
          </table:table-cell>
          <table:table-cell table:number-columns-repeated="5"/>
          <table:table-cell table:formula="of:=[.A10]" office:value-type="float" office:value="20000000" calcext:value-type="float">
            <text:p>20000000</text:p>
          </table:table-cell>
          <table:table-cell table:formula="of:=LOG([.B10];2)" office:value-type="float" office:value="7.50646678950879" calcext:value-type="float">
            <text:p>7.50646678950879</text:p>
          </table:table-cell>
          <table:table-cell table:formula="of:=LOG([.C10];2)" office:value-type="float" office:value="6.95432603076208" calcext:value-type="float">
            <text:p>6.95432603076208</text:p>
          </table:table-cell>
          <table:table-cell table:formula="of:=LOG([.D10];2)" office:value-type="float" office:value="7.03400535834144" calcext:value-type="float">
            <text:p>7.03400535834144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TOTAL TIME OF ACCESS TO ALL THE KE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([.B38]+[.B39]+[.B40]+[.B41])/4" office:value-type="float" office:value="582926.25" calcext:value-type="float">
            <text:p>582926.25</text:p>
          </table:table-cell>
          <table:table-cell table:formula="of:=([.C38]+[.C39]+[.C40]+[.C41])/4" office:value-type="float" office:value="433569" calcext:value-type="float">
            <text:p>433569</text:p>
          </table:table-cell>
          <table:table-cell table:formula="of:=([.D38]+[.D39]+[.D40]+[.D41])/4" office:value-type="float" office:value="591923.75" calcext:value-type="float">
            <text:p>591923.7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SUM([.B42:.B44])/3" office:value-type="float" office:value="1885292.33333333" calcext:value-type="float">
            <text:p>1885292.33333333</text:p>
          </table:table-cell>
          <table:table-cell table:formula="of:=SUM([.C42:.C44])/3" office:value-type="float" office:value="1555553" calcext:value-type="float">
            <text:p>1555553</text:p>
          </table:table-cell>
          <table:table-cell table:formula="of:=SUM([.D42:.D44])/3" office:value-type="float" office:value="1840311.33333333" calcext:value-type="float">
            <text:p>1840311.33333333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SUM([.B45:.B47])/3" office:value-type="float" office:value="4665954" calcext:value-type="float">
            <text:p>4665954</text:p>
          </table:table-cell>
          <table:table-cell table:formula="of:=SUM([.C45:.C47])/3" office:value-type="float" office:value="3702686.66666667" calcext:value-type="float">
            <text:p>3702686.66666667</text:p>
          </table:table-cell>
          <table:table-cell table:formula="of:=SUM([.D45:.D47])/3" office:value-type="float" office:value="3979943" calcext:value-type="float">
            <text:p>3979943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SUM([.B48:.B49])/2" office:value-type="float" office:value="6568116.5" calcext:value-type="float">
            <text:p>6568116.5</text:p>
          </table:table-cell>
          <table:table-cell table:formula="of:=SUM([.C48:.C49])/2" office:value-type="float" office:value="5486290" calcext:value-type="float">
            <text:p>5486290</text:p>
          </table:table-cell>
          <table:table-cell table:formula="of:=SUM([.D48:.D49])/2" office:value-type="float" office:value="5820523.5" calcext:value-type="float">
            <text:p>5820523.5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SUM([.B50:.B51])/2" office:value-type="float" office:value="9890556.5" calcext:value-type="float">
            <text:p>9890556.5</text:p>
          </table:table-cell>
          <table:table-cell table:formula="of:=SUM([.C50:.C51])/2" office:value-type="float" office:value="7662444" calcext:value-type="float">
            <text:p>7662444</text:p>
          </table:table-cell>
          <table:table-cell table:formula="of:=SUM([.D50:.D51])/2" office:value-type="float" office:value="7959956.5" calcext:value-type="float">
            <text:p>7959956.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SUM([.B52:.B53])/2" office:value-type="float" office:value="13821422" calcext:value-type="float">
            <text:p>13821422</text:p>
          </table:table-cell>
          <table:table-cell table:formula="of:=SUM([.C52:.C53])/2" office:value-type="float" office:value="9915521" calcext:value-type="float">
            <text:p>9915521</text:p>
          </table:table-cell>
          <table:table-cell table:formula="of:=SUM([.D52:.D53])/2" office:value-type="float" office:value="10150092" calcext:value-type="float">
            <text:p>10150092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SUM([.B54:.B55])/2" office:value-type="float" office:value="27684485" calcext:value-type="float">
            <text:p>27684485</text:p>
          </table:table-cell>
          <table:table-cell table:formula="of:=SUM([.C54:.C55])/2" office:value-type="float" office:value="18647127" calcext:value-type="float">
            <text:p>18647127</text:p>
          </table:table-cell>
          <table:table-cell table:formula="of:=SUM([.D54:.D55])/2" office:value-type="float" office:value="19125392" calcext:value-type="float">
            <text:p>19125392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SUM([.B56:.B57])/2" office:value-type="float" office:value="36366513" calcext:value-type="float">
            <text:p>36366513</text:p>
          </table:table-cell>
          <table:table-cell table:formula="of:=SUM([.C56:.C57])/2" office:value-type="float" office:value="24802230" calcext:value-type="float">
            <text:p>24802230</text:p>
          </table:table-cell>
          <table:table-cell table:formula="of:=SUM([.D56:.D57])/2" office:value-type="float" office:value="26210578" calcext:value-type="float">
            <text:p>26210578</text:p>
          </table:table-cell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52647" calcext:value-type="float">
            <text:p>752647</text:p>
          </table:table-cell>
          <table:table-cell office:value-type="float" office:value="436455" calcext:value-type="float">
            <text:p>436455</text:p>
          </table:table-cell>
          <table:table-cell office:value-type="float" office:value="637091" calcext:value-type="float">
            <text:p>637091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0244" calcext:value-type="float">
            <text:p>740244</text:p>
          </table:table-cell>
          <table:table-cell office:value-type="float" office:value="421941" calcext:value-type="float">
            <text:p>421941</text:p>
          </table:table-cell>
          <table:table-cell office:value-type="float" office:value="450964" calcext:value-type="float">
            <text:p>450964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3947" calcext:value-type="float">
            <text:p>73947</text:p>
          </table:table-cell>
          <table:table-cell office:value-type="float" office:value="424916" calcext:value-type="float">
            <text:p>424916</text:p>
          </table:table-cell>
          <table:table-cell office:value-type="float" office:value="630595" calcext:value-type="float">
            <text:p>630595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64867" calcext:value-type="float">
            <text:p>764867</text:p>
          </table:table-cell>
          <table:table-cell office:value-type="float" office:value="450964" calcext:value-type="float">
            <text:p>450964</text:p>
          </table:table-cell>
          <table:table-cell office:value-type="float" office:value="649045" calcext:value-type="float">
            <text:p>64904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2752" calcext:value-type="float">
            <text:p>1872752</text:p>
          </table:table-cell>
          <table:table-cell office:value-type="float" office:value="1550072" calcext:value-type="float">
            <text:p>1550072</text:p>
          </table:table-cell>
          <table:table-cell office:value-type="float" office:value="1821949" calcext:value-type="float">
            <text:p>18219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03757" calcext:value-type="float">
            <text:p>1903757</text:p>
          </table:table-cell>
          <table:table-cell office:value-type="float" office:value="1563803" calcext:value-type="float">
            <text:p>1563803</text:p>
          </table:table-cell>
          <table:table-cell office:value-type="float" office:value="1863249" calcext:value-type="float">
            <text:p>18632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9368" calcext:value-type="float">
            <text:p>1879368</text:p>
          </table:table-cell>
          <table:table-cell office:value-type="float" office:value="1552784" calcext:value-type="float">
            <text:p>1552784</text:p>
          </table:table-cell>
          <table:table-cell office:value-type="float" office:value="1835736" calcext:value-type="float">
            <text:p>183573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88324" calcext:value-type="float">
            <text:p>4688324</text:p>
          </table:table-cell>
          <table:table-cell office:value-type="float" office:value="3706756" calcext:value-type="float">
            <text:p>3706756</text:p>
          </table:table-cell>
          <table:table-cell office:value-type="float" office:value="3984626" calcext:value-type="float">
            <text:p>398462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33390" calcext:value-type="float">
            <text:p>4633390</text:p>
          </table:table-cell>
          <table:table-cell office:value-type="float" office:value="3693699" calcext:value-type="float">
            <text:p>3693699</text:p>
          </table:table-cell>
          <table:table-cell office:value-type="float" office:value="3971524" calcext:value-type="float">
            <text:p>3971524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76148" calcext:value-type="float">
            <text:p>4676148</text:p>
          </table:table-cell>
          <table:table-cell office:value-type="float" office:value="3707605" calcext:value-type="float">
            <text:p>3707605</text:p>
          </table:table-cell>
          <table:table-cell office:value-type="float" office:value="3983679" calcext:value-type="float">
            <text:p>3983679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628186" calcext:value-type="float">
            <text:p>6628186</text:p>
          </table:table-cell>
          <table:table-cell office:value-type="float" office:value="5515016" calcext:value-type="float">
            <text:p>5515016</text:p>
          </table:table-cell>
          <table:table-cell office:value-type="float" office:value="5846411" calcext:value-type="float">
            <text:p>5846411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508047" calcext:value-type="float">
            <text:p>6508047</text:p>
          </table:table-cell>
          <table:table-cell office:value-type="float" office:value="5457564" calcext:value-type="float">
            <text:p>5457564</text:p>
          </table:table-cell>
          <table:table-cell office:value-type="float" office:value="5794636" calcext:value-type="float">
            <text:p>5794636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857108" calcext:value-type="float">
            <text:p>9857108</text:p>
          </table:table-cell>
          <table:table-cell office:value-type="float" office:value="7670062" calcext:value-type="float">
            <text:p>7670062</text:p>
          </table:table-cell>
          <table:table-cell office:value-type="float" office:value="7970488" calcext:value-type="float">
            <text:p>7970488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924005" calcext:value-type="float">
            <text:p>9924005</text:p>
          </table:table-cell>
          <table:table-cell office:value-type="float" office:value="7654826" calcext:value-type="float">
            <text:p>7654826</text:p>
          </table:table-cell>
          <table:table-cell office:value-type="float" office:value="7949425" calcext:value-type="float">
            <text:p>794942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150141" calcext:value-type="float">
            <text:p>14150141</text:p>
          </table:table-cell>
          <table:table-cell office:value-type="float" office:value="10025553" calcext:value-type="float">
            <text:p>10025553</text:p>
          </table:table-cell>
          <table:table-cell office:value-type="float" office:value="10239941" calcext:value-type="float">
            <text:p>10239941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492703" calcext:value-type="float">
            <text:p>13492703</text:p>
          </table:table-cell>
          <table:table-cell office:value-type="float" office:value="9805489" calcext:value-type="float">
            <text:p>9805489</text:p>
          </table:table-cell>
          <table:table-cell office:value-type="float" office:value="10060243" calcext:value-type="float">
            <text:p>10060243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6677578" calcext:value-type="float">
            <text:p>26677578</text:p>
          </table:table-cell>
          <table:table-cell office:value-type="float" office:value="17334444" calcext:value-type="float">
            <text:p>17334444</text:p>
          </table:table-cell>
          <table:table-cell office:value-type="float" office:value="18658296" calcext:value-type="float">
            <text:p>18658296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8691392" calcext:value-type="float">
            <text:p>28691392</text:p>
          </table:table-cell>
          <table:table-cell office:value-type="float" office:value="19959810" calcext:value-type="float">
            <text:p>19959810</text:p>
          </table:table-cell>
          <table:table-cell office:value-type="float" office:value="19592488" calcext:value-type="float">
            <text:p>19592488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315710" calcext:value-type="float">
            <text:p>36315710</text:p>
          </table:table-cell>
          <table:table-cell office:value-type="float" office:value="24882945" calcext:value-type="float">
            <text:p>24882945</text:p>
          </table:table-cell>
          <table:table-cell office:value-type="float" office:value="26392054" calcext:value-type="float">
            <text:p>26392054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417316" calcext:value-type="float">
            <text:p>36417316</text:p>
          </table:table-cell>
          <table:table-cell office:value-type="float" office:value="24721515" calcext:value-type="float">
            <text:p>24721515</text:p>
          </table:table-cell>
          <table:table-cell office:value-type="float" office:value="26029102" calcext:value-type="float">
            <text:p>260291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4:47:57.664919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3:20:18.294473850</meta:creation-date>
    <dc:date>2019-01-31T18:17:02.249917650</dc:date>
    <meta:editing-duration>PT3H41M32S</meta:editing-duration>
    <meta:editing-cycles>13</meta:editing-cycles>
    <meta:generator>LibreOffice/6.0.7.3$Linux_X86_64 LibreOffice_project/00m0$Build-3</meta:generator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900000" chart:maximum="2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4.275cm" svg:y="0.185cm" style:legend-expansion="wide" chart:style-name="ch2"/>
        <chart:plot-area chart:style-name="ch3" table:cell-range-address="Sheet1.J3:Sheet1.M10" chart:data-source-has-labels="row" svg:x="0.32cm" svg:y="0.963cm" svg:width="15.36cm" svg:height="7.857cm">
          <chartooo:coordinate-region svg:x="0.897cm" svg:y="1.162cm" svg:width="14.114cm" svg:height="7.0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10" loext:label-string="tree" chart:class="chart:scatter">
            <chart:domain table:cell-range-address="Sheet1.J3:Sheet1.J10"/>
            <chart:data-point chart:repeated="7"/>
            <chart:data-point chart:style-name="ch8"/>
          </chart:series>
          <chart:series chart:style-name="ch9" chart:values-cell-range-address="Sheet1.L3:Sheet1.L10" loext:label-string="balanced_tree" chart:class="chart:scatter">
            <chart:data-point chart:repeated="6"/>
            <chart:data-point chart:style-name="ch10"/>
            <chart:data-point/>
          </chart:series>
          <chart:series chart:style-name="ch11" chart:values-cell-range-address="Sheet1.M3:Sheet1.M10" loext:label-string="std_map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ree</text:p>
              </table:table-cell>
              <table:table-cell office:value-type="string">
                <text:p>balanced_tree</text:p>
              </table:table-cell>
              <table:table-cell office:value-type="string">
                <text:p>std_m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J3:Sheet1.J10</svg:desc>
                </draw:g>
              </table:table-cell>
              <table:table-cell office:value-type="float" office:value="5.86524146460885">
                <text:p>5.86524146460885</text:p>
                <draw:g>
                  <svg:desc>Sheet1.K3:Sheet1.K10</svg:desc>
                </draw:g>
              </table:table-cell>
              <table:table-cell office:value-type="float" office:value="5.43818970318181">
                <text:p>5.43818970318181</text:p>
                <draw:g>
                  <svg:desc>Sheet1.L3:Sheet1.L10</svg:desc>
                </draw:g>
              </table:table-cell>
              <table:table-cell office:value-type="float" office:value="5.88733943867762">
                <text:p>5.88733943867762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6.55864443483391">
                <text:p>6.55864443483391</text:p>
              </table:table-cell>
              <table:table-cell office:value-type="float" office:value="6.28128374024622">
                <text:p>6.28128374024622</text:p>
              </table:table-cell>
              <table:table-cell office:value-type="float" office:value="6.52380604359008">
                <text:p>6.52380604359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">
                <text:p>4000000</text:p>
              </table:table-cell>
              <table:table-cell office:value-type="float" office:value="6.86602827414377">
                <text:p>6.86602827414377</text:p>
              </table:table-cell>
              <table:table-cell office:value-type="float" office:value="6.53242865892447">
                <text:p>6.53242865892447</text:p>
              </table:table-cell>
              <table:table-cell office:value-type="float" office:value="6.6366039586828">
                <text:p>6.6366039586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000">
                <text:p>6000000</text:p>
              </table:table-cell>
              <table:table-cell office:value-type="float" office:value="6.77437340576759">
                <text:p>6.77437340576759</text:p>
              </table:table-cell>
              <table:table-cell office:value-type="float" office:value="6.51472457272427">
                <text:p>6.51472457272427</text:p>
              </table:table-cell>
              <table:table-cell office:value-type="float" office:value="6.60004260453921">
                <text:p>6.60004260453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0">
                <text:p>8000000</text:p>
              </table:table-cell>
              <table:table-cell office:value-type="float" office:value="6.94990788742272">
                <text:p>6.94990788742272</text:p>
              </table:table-cell>
              <table:table-cell office:value-type="float" office:value="6.58166081486297">
                <text:p>6.58166081486297</text:p>
              </table:table-cell>
              <table:table-cell office:value-type="float" office:value="6.63661673644745">
                <text:p>6.63661673644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7.11076224304148">
                <text:p>7.11076224304148</text:p>
              </table:table-cell>
              <table:table-cell office:value-type="float" office:value="6.63161667413612">
                <text:p>6.63161667413612</text:p>
              </table:table-cell>
              <table:table-cell office:value-type="float" office:value="6.66534899377062">
                <text:p>6.66534899377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00">
                <text:p>16000000</text:p>
              </table:table-cell>
              <table:table-cell office:value-type="float" office:value="7.43486196907847">
                <text:p>7.43486196907847</text:p>
              </table:table-cell>
              <table:table-cell office:value-type="float" office:value="6.86473765336567">
                <text:p>6.86473765336567</text:p>
              </table:table-cell>
              <table:table-cell office:value-type="float" office:value="6.90127360269798">
                <text:p>6.90127360269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00">
                <text:p>20000000</text:p>
              </table:table-cell>
              <table:table-cell office:value-type="float" office:value="7.50646678950879">
                <text:p>7.50646678950879</text:p>
              </table:table-cell>
              <table:table-cell office:value-type="float" office:value="6.95432603076208">
                <text:p>6.95432603076208</text:p>
              </table:table-cell>
              <table:table-cell office:value-type="float" office:value="7.03400535834144">
                <text:p>7.03400535834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